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i</mi>
      <mo stretchy="false">ℏ</mo>
      <mfrac>
        <mtext>d</mtext>
        <mrow>
          <mtext>d</mtext>
          <mi>t</mi>
        </mrow>
      </mfrac>
      <msub>
        <mi>A</mi>
        <mtext>D</mtext>
      </msub>
      <mrow>
        <mo stretchy="false">(</mo>
        <mrow>
          <mi>t</mi>
        </mrow>
        <mo stretchy="false">)</mo>
      </mrow>
      <mrow>
        <mi/>
        <mo stretchy="false">=</mo>
        <mi/>
      </mrow>
      <msub>
        <mfenced open="[" close="]">
          <mrow>
            <msub>
              <mi>A</mi>
              <mtext>D</mtext>
            </msub>
            <mrow>
              <mo stretchy="false">(</mo>
              <mrow>
                <mi>t</mi>
              </mrow>
              <mo stretchy="false">)</mo>
            </mrow>
            <mi>,</mi>
            <msub>
              <mi>H</mi>
              <mn>0</mn>
            </msub>
          </mrow>
        </mfenced>
        <mrow>
          <mrow>
            <mi/>
            <mo stretchy="false">−</mo>
            <mi/>
          </mrow>
        </mrow>
      </msub>
      <mrow>
        <mi/>
        <mo stretchy="false">+</mo>
        <mi/>
      </mrow>
      <mi>i</mi>
      <mo stretchy="false">ℏ</mo>
      <mfrac>
        <mrow>
          <mo stretchy="false">∂</mo>
          <msub>
            <mi>A</mi>
            <mtext>D</mtext>
          </msub>
        </mrow>
        <mrow>
          <mo stretchy="false">∂</mo>
          <mi>t</mi>
        </mrow>
      </mfrac>
    </mrow>
    <annotation encoding="StarMath 5.0">i hbar "d" over {"d" t} A_"D"(t) `=` left [ A_"D" (t) , H_0 right ] _{`-`} `+` i hbar {partial A_"D"} over {partial t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3T16:45:02.669000000</meta:creation-date>
    <meta:generator>LibreOffice/4.1.4.2$Windows_x86 LibreOffice_project/0a0440ccc0227ad9829de5f46be37cfb6edcf72</meta:generator>
  </office:meta>
</office:document-meta>
</file>